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0000" draw:marker-start-width="0.35cm" draw:marker-end-width="0.35cm" draw:fill="solid" draw:fill-color="#ff0000" draw:opacity="20%" draw:textarea-horizontal-align="justify" draw:textarea-vertical-align="middle" draw:auto-grow-height="false" fo:min-height="4.969cm" fo:min-width="10.9cm" fo:padding-top="0.175cm" fo:padding-bottom="0.175cm" fo:padding-left="0.3cm" fo:padding-right="0.3cm" draw:shadow-opacity="2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objectwithoutfill">
      <style:graphic-properties draw:marker-end="Linienspitzen_20_7" draw:marker-end-width="0.3cm" draw:fill="none" draw:textarea-vertical-align="middle"/>
    </style:style>
    <style:style style:name="gr10" style:family="graphic" style:parent-style-name="objectwithoutfill">
      <style:graphic-properties draw:marker-end="Linienspitzen_20_8" draw:marker-end-width="0.3cm" draw:fill="none" draw:textarea-vertical-align="middle"/>
    </style:style>
    <style:style style:name="gr11" style:family="graphic" style:parent-style-name="objectwithoutfill">
      <style:graphic-properties draw:marker-end="Linienspitzen_20_9" draw:marker-end-width="0.3cm" draw:fill="none" draw:textarea-vertical-align="middle"/>
    </style:style>
    <style:style style:name="gr12" style:family="graphic" style:parent-style-name="objectwithoutfill">
      <style:graphic-properties draw:marker-end="Linienspitzen_20_10" draw:marker-end-width="0.3cm" draw:fill="none" draw:textarea-vertical-align="middle"/>
    </style:style>
    <style:style style:name="gr13" style:family="graphic" style:parent-style-name="objectwithoutfill">
      <style:graphic-properties draw:marker-end="Linienspitzen_20_11" draw:marker-end-width="0.3cm" draw:fill="none" draw:textarea-vertical-align="middle"/>
    </style:style>
    <style:style style:name="gr14" style:family="graphic" style:parent-style-name="objectwithoutfill">
      <style:graphic-properties draw:marker-end="Linienspitzen_20_12" draw:marker-end-width="0.3cm" draw:fill="none" draw:textarea-vertical-align="middle"/>
    </style:style>
    <style:style style:name="gr15" style:family="graphic" style:parent-style-name="objectwithoutfill">
      <style:graphic-properties draw:marker-end="Linienspitzen_20_13" draw:marker-end-width="0.3cm" draw:fill="none" draw:textarea-vertical-align="middle"/>
    </style:style>
    <style:style style:name="gr16" style:family="graphic" style:parent-style-name="objectwithoutfill">
      <style:graphic-properties draw:marker-end="Linienspitzen_20_14" draw:marker-end-width="0.3cm" draw:fill="none" draw:textarea-vertical-align="middle"/>
    </style:style>
    <style:style style:name="gr17" style:family="graphic" style:parent-style-name="objectwithoutfill">
      <style:graphic-properties draw:marker-end="Linienspitzen_20_15" draw:marker-end-width="0.3cm" draw:fill="none" draw:textarea-vertical-align="middle"/>
    </style:style>
    <style:style style:name="gr18" style:family="graphic" style:parent-style-name="objectwithoutfill">
      <style:graphic-properties draw:marker-end="Linienspitzen_20_16" draw:marker-end-width="0.3cm" draw:fill="none" draw:textarea-vertical-align="middle"/>
    </style:style>
    <style:style style:name="gr19" style:family="graphic" style:parent-style-name="objectwithoutfill">
      <style:graphic-properties draw:marker-end="Linienspitzen_20_17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065cm" fo:min-width="4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5cm" fo:min-width="4.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65cm" fo:min-width="6.7cm"/>
      <style:paragraph-properties style:writing-mode="lr-tb"/>
    </style:style>
    <style:style style:name="gr23" style:family="graphic" style:parent-style-name="objectwithoutfill">
      <style:graphic-properties draw:marker-end="Linienspitzen_20_1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8.74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65cm" fo:min-width="2.59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65cm" fo:min-width="3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65cm" fo:min-width="6.1cm"/>
      <style:paragraph-properties style:writing-mode="lr-tb"/>
    </style:style>
    <style:style style:name="gr28" style:family="graphic" style:parent-style-name="standard">
      <style:graphic-properties draw:fill="solid" draw:fill-color="#ff6d6d" draw:textarea-horizontal-align="justify" draw:textarea-vertical-align="middle" draw:auto-grow-height="false" fo:min-height="1.065cm" fo:min-width="4.5cm"/>
      <style:paragraph-properties style:writing-mode="lr-tb"/>
    </style:style>
    <style:style style:name="gr29" style:family="graphic" style:parent-style-name="standard">
      <style:graphic-properties svg:stroke-color="#55308d" draw:textarea-horizontal-align="justify" draw:textarea-vertical-align="middle" draw:auto-grow-height="false" fo:min-height="1.065cm" fo:min-width="4.6cm"/>
      <style:paragraph-properties style:writing-mode="lr-tb"/>
    </style:style>
    <style:style style:name="gr30" style:family="graphic" style:parent-style-name="standard">
      <style:graphic-properties draw:fill="solid" draw:fill-color="#ff6d6d" draw:textarea-horizontal-align="justify" draw:textarea-vertical-align="middle" draw:auto-grow-height="false" fo:min-height="1.065cm" fo:min-width="6.7cm"/>
      <style:paragraph-properties style:writing-mode="lr-tb"/>
    </style:style>
    <style:style style:name="gr31" style:family="graphic" style:parent-style-name="objectwithoutfill">
      <style:graphic-properties svg:stroke-width="0.3cm" svg:stroke-color="#000000" draw:marker-start-width="0.65cm" draw:marker-end="Linienspitzen_20_1" draw:marker-end-width="0.75cm" draw:fill="none" draw:textarea-vertical-align="middle" fo:padding-top="0.275cm" fo:padding-bottom="0.275cm" fo:padding-left="0.4cm" fo:padding-right="0.4cm"/>
    </style:style>
    <style:style style:name="gr32" style:family="graphic" style:parent-style-name="objectwithoutfill">
      <style:graphic-properties svg:stroke-width="0.2cm" svg:stroke-color="#000000" draw:marker-start-width="0.5cm" draw:marker-end="Linienspitzen_20_1" draw:marker-end-width="0.6cm" draw:fill="non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1cm" svg:stroke-color="#000000" draw:marker-start-width="0.35cm" draw:marker-end="Linienspitzen_20_1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svg:stroke-color="#00a933" draw:fill="solid" draw:fill-color="#81d41a" draw:textarea-horizontal-align="justify" draw:textarea-vertical-align="middle" draw:auto-grow-height="false" fo:min-height="2.75cm" fo:min-width="10.243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color="#00a933" draw:fill="solid" draw:fill-color="#d4ea6b" draw:textarea-horizontal-align="justify" draw:textarea-vertical-align="middle" draw:auto-grow-height="false" fo:min-height="1.065cm" fo:min-width="2.599cm"/>
      <style:paragraph-properties style:writing-mode="lr-tb"/>
    </style:style>
    <style:style style:name="gr37" style:family="graphic" style:parent-style-name="standard">
      <style:graphic-properties svg:stroke-color="#55308d" draw:fill="solid" draw:fill-color="#729fcf" draw:textarea-horizontal-align="justify" draw:textarea-vertical-align="middle" draw:auto-grow-height="false" fo:min-height="1.065cm" fo:min-width="3.9cm"/>
      <style:paragraph-properties style:writing-mode="lr-tb"/>
    </style:style>
    <style:style style:name="gr38" style:family="graphic" style:parent-style-name="standard">
      <style:graphic-properties svg:stroke-color="#00a933" draw:fill="solid" draw:fill-color="#d4ea6b" draw:textarea-horizontal-align="justify" draw:textarea-vertical-align="middle" draw:auto-grow-height="false" fo:min-height="1.065cm" fo:min-width="6.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40" style:family="graphic" style:parent-style-name="objectwithoutfill">
      <style:graphic-properties svg:stroke-width="0.3cm" svg:stroke-color="#808080" draw:marker-start-width="0.65cm" draw:marker-end-width="0.65cm" draw:fill="none" draw:textarea-vertical-align="middle" fo:padding-top="0.275cm" fo:padding-bottom="0.275cm" fo:padding-left="0.4cm" fo:padding-right="0.4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ff0000" draw:opacity="2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36pt"/>
    </style:style>
    <style:style style:name="P10" style:family="paragraph">
      <style:paragraph-properties style:writing-mode="lr-tb"/>
      <style:text-properties fo:font-size="36pt"/>
    </style:style>
    <style:style style:name="P11" style:family="paragraph">
      <style:paragraph-properties fo:text-align="center" style:writing-mode="lr-tb"/>
      <style:text-properties fo:font-size="15pt"/>
    </style:style>
    <style:style style:name="P12" style:family="paragraph">
      <loext:graphic-properties draw:fill="solid" draw:fill-color="#ff6d6d"/>
      <style:paragraph-properties fo:text-align="center" style:writing-mode="lr-tb"/>
      <style:text-properties fo:font-size="15pt"/>
    </style:style>
    <style:style style:name="P13" style:family="paragraph">
      <style:paragraph-properties fo:text-align="center" style:writing-mode="lr-tb"/>
      <style:text-properties fo:font-size="16pt"/>
    </style:style>
    <style:style style:name="P14" style:family="paragraph">
      <style:paragraph-properties fo:text-align="center" style:writing-mode="lr-tb"/>
      <style:text-properties fo:font-size="21pt"/>
    </style:style>
    <style:style style:name="P15" style:family="paragraph">
      <loext:graphic-properties draw:fill="solid" draw:fill-color="#81d41a"/>
      <style:paragraph-properties fo:text-align="center" style:writing-mode="lr-tb"/>
      <style:text-properties fo:font-size="21pt"/>
    </style:style>
    <style:style style:name="P16" style:family="paragraph">
      <loext:graphic-properties draw:fill="solid" draw:fill-color="#d4ea6b"/>
      <style:paragraph-properties fo:text-align="center" style:writing-mode="lr-tb"/>
      <style:text-properties fo:font-size="16pt"/>
    </style:style>
    <style:style style:name="P17" style:family="paragraph">
      <loext:graphic-properties draw:fill="solid" draw:fill-color="#729fcf"/>
      <style:paragraph-properties fo:text-align="center" style:writing-mode="lr-tb"/>
      <style:text-properties fo:font-size="16pt"/>
    </style:style>
    <style:style style:name="P18" style:family="paragraph">
      <style:text-properties fo:font-size="16pt"/>
    </style:style>
    <style:style style:name="P19" style:family="paragraph">
      <loext:graphic-properties draw:fill="none" draw:fill-color="#ffffff"/>
      <style:text-properties fo:font-size="16pt"/>
    </style:style>
    <style:style style:name="P20" style:family="paragraph">
      <style:text-properties fo:font-size="15pt"/>
    </style:style>
    <style:style style:name="P21" style:family="paragraph">
      <loext:graphic-properties draw:fill="none" draw:fill-color="#ffffff"/>
      <style:text-properties fo:font-size="15pt"/>
    </style:style>
    <style:style style:name="T1" style:family="text">
      <style:text-properties fo:font-size="18pt"/>
    </style:style>
    <style:style style:name="T2" style:family="text">
      <style:text-properties fo:font-size="36pt"/>
    </style:style>
    <style:style style:name="T3" style:family="text">
      <style:text-properties fo:font-size="15pt"/>
    </style:style>
    <style:style style:name="T4" style:family="text">
      <style:text-properties fo:font-size="16pt"/>
    </style:style>
    <style:style style:name="T5" style:family="text">
      <style:text-properties fo:font-size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4.428cm" presentation:class="title" presentation:user-transformed="true">
          <draw:text-box>
            <text:p>System-Str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4" draw:layer="layout" svg:width="11.5cm" svg:height="5.319cm" svg:x="3.5cm" svg:y="7.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Gemeinde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Strom-Netzwerk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Jeweils Quellen und Senken</text:p>
              </text:list-item>
              <text:list-item>
                <text:p>Dichte von Zeit, Ort und Phase abhängig</text:p>
              </text:list-item>
              <text:list-item>
                <text:p/>
              </text:list-item>
            </text:list>
          </draw:text-box>
        </draw:frame>
        <draw:custom-shape draw:style-name="gr3" draw:text-style-name="P5" draw:layer="layout" svg:width="0.5cm" svg:height="0.5cm" svg:x="5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6.5cm" svg:y1="9.8cm" svg:x2="7.5cm" svg:y2="9.8cm">
          <text:p/>
        </draw:line>
        <draw:line draw:style-name="gr5" draw:text-style-name="P6" draw:layer="layout" svg:x1="5.8cm" svg:y1="9.1cm" svg:x2="5.8cm" svg:y2="8.1cm">
          <text:p/>
        </draw:line>
        <draw:line draw:style-name="gr6" draw:text-style-name="P6" draw:layer="layout" svg:x1="6.3cm" svg:y1="9.3cm" svg:x2="7.3cm" svg:y2="8.3cm">
          <text:p/>
        </draw:line>
        <draw:line draw:style-name="gr7" draw:text-style-name="P6" draw:layer="layout" svg:x1="5.2cm" svg:y1="9.4cm" svg:x2="4.2cm" svg:y2="8.4cm">
          <text:p/>
        </draw:line>
        <draw:line draw:style-name="gr8" draw:text-style-name="P6" draw:layer="layout" svg:x1="5cm" svg:y1="9.8cm" svg:x2="4cm" svg:y2="9.8cm">
          <text:p/>
        </draw:line>
        <draw:line draw:style-name="gr9" draw:text-style-name="P6" draw:layer="layout" svg:x1="5.8cm" svg:y1="10.4cm" svg:x2="5.8cm" svg:y2="11.4cm">
          <text:p/>
        </draw:line>
        <draw:line draw:style-name="gr10" draw:text-style-name="P6" draw:layer="layout" svg:x1="5.4cm" svg:y1="10.3cm" svg:x2="4.4cm" svg:y2="11.3cm">
          <text:p/>
        </draw:line>
        <draw:line draw:style-name="gr11" draw:text-style-name="P6" draw:layer="layout" svg:x1="6.4cm" svg:y1="10.2cm" svg:x2="7.4cm" svg:y2="11.2cm">
          <text:p/>
        </draw:line>
        <draw:custom-shape draw:style-name="gr3" draw:text-style-name="P5" draw:layer="layout" svg:width="0.5cm" svg:height="0.5cm" svg:x="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2.3cm" svg:y1="8.3cm" svg:x2="12.3cm" svg:y2="9.3cm">
          <text:p/>
        </draw:line>
        <draw:line draw:style-name="gr13" draw:text-style-name="P6" draw:layer="layout" svg:x1="14cm" svg:y1="9.9cm" svg:x2="13cm" svg:y2="9.9cm">
          <text:p/>
        </draw:line>
        <draw:line draw:style-name="gr14" draw:text-style-name="P6" draw:layer="layout" svg:x1="13.9cm" svg:y1="8.4cm" svg:x2="12.9cm" svg:y2="9.4cm">
          <text:p/>
        </draw:line>
        <draw:line draw:style-name="gr15" draw:text-style-name="P6" draw:layer="layout" svg:x1="10.8cm" svg:y1="8.4cm" svg:x2="11.8cm" svg:y2="9.4cm">
          <text:p/>
        </draw:line>
        <draw:line draw:style-name="gr16" draw:text-style-name="P6" draw:layer="layout" svg:x1="10.6cm" svg:y1="9.9cm" svg:x2="11.6cm" svg:y2="9.9cm">
          <text:p/>
        </draw:line>
        <draw:line draw:style-name="gr17" draw:text-style-name="P6" draw:layer="layout" svg:x1="12.3cm" svg:y1="11.6cm" svg:x2="12.3cm" svg:y2="10.6cm">
          <text:p/>
        </draw:line>
        <draw:line draw:style-name="gr18" draw:text-style-name="P6" draw:layer="layout" svg:x1="11cm" svg:y1="11.4cm" svg:x2="11.8cm" svg:y2="10.5cm">
          <text:p/>
        </draw:line>
        <draw:line draw:style-name="gr19" draw:text-style-name="P6" draw:layer="layout" svg:x1="14cm" svg:y1="11.5cm" svg:x2="13cm" svg:y2="10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llen und Senke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Halbleitertech</text:p>
              </text:list-item>
              <text:list-item>
                <text:p>Robotik &amp; Verkehr</text:p>
              </text:list-item>
              <text:list-item>
                <text:p>--</text:p>
              </text:list-item>
              <text:list-item>
                <text:p>--</text:p>
              </text:list-item>
              <text:list-item>
                <text:p>Metall</text:p>
              </text:list-item>
            </text:list>
          </draw:text-box>
        </draw:frame>
        <draw:custom-shape draw:style-name="gr20" draw:text-style-name="P8" draw:layer="layout" svg:width="5cm" svg:height="1.315cm" svg:x="9.8cm" svg:y="3.685cm">
          <text:p text:style-name="P8">Solarzellen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1cm" svg:height="1.315cm" svg:x="7.3cm" svg:y="6.6cm">
          <text:p text:style-name="P8">Windstrom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7.2cm" svg:height="1.315cm" svg:x="6.8cm" svg:y="10.685cm">
          <text:p text:style-name="P8">Biomasseverstromung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5.5cm" svg:y1="4.5cm" svg:x2="17.5cm" svg:y2="4.5cm">
          <text:p/>
        </draw:line>
        <draw:line draw:style-name="gr23" draw:text-style-name="P6" draw:layer="layout" svg:x1="12.7cm" svg:y1="7cm" svg:x2="17.7cm" svg:y2="7cm">
          <text:p/>
        </draw:line>
        <draw:line draw:style-name="gr23" draw:text-style-name="P6" draw:layer="layout" svg:x1="15.5cm" svg:y1="11.4cm" svg:x2="17.5cm" svg:y2="11.4cm">
          <text:p/>
        </draw:line>
        <draw:custom-shape draw:style-name="gr24" draw:text-style-name="P8" draw:layer="layout" svg:width="9.243cm" svg:height="1.5cm" draw:transform="rotate (1.5707963267949) translate (18cm 12.5cm)">
          <text:p text:style-name="P8">Stro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6" draw:layer="layout" svg:x1="20.4cm" svg:y1="4.5cm" svg:x2="22.4cm" svg:y2="4.5cm">
          <text:p/>
        </draw:line>
        <draw:custom-shape draw:style-name="gr25" draw:text-style-name="P8" draw:layer="layout" svg:width="3.099cm" svg:height="1.315cm" svg:x="23.5cm" svg:y="3.685cm">
          <text:p text:style-name="P8">LEDs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20.4cm" svg:y1="7.1cm" svg:x2="22.4cm" svg:y2="7.1cm">
          <text:p/>
        </draw:line>
        <draw:custom-shape draw:style-name="gr26" draw:text-style-name="P8" draw:layer="layout" svg:width="4.4cm" svg:height="1.315cm" svg:x="23cm" svg:y="6.6cm">
          <text:p text:style-name="P8">Transport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6.6cm" svg:height="1.315cm" svg:x="21.2cm" svg:y="10.685cm">
          <text:p text:style-name="P8">Metall-Herstellung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20cm" svg:y1="11.4cm" svg:x2="21cm" svg:y2="11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0" draw:layer="layout" svg:width="25.199cm" svg:height="2.629cm" svg:x="0.6cm" svg:y="0.228cm" presentation:class="title" presentation:user-transformed="true">
          <draw:text-box>
            <text:p text:style-name="P9"><text:span text:style-name="T2">Erzeuger und Verbraucher</text:span></text:p>
          </draw:text-box>
        </draw:frame>
        <draw:custom-shape draw:style-name="gr28" draw:text-style-name="P12" draw:layer="layout" svg:width="5cm" svg:height="1.315cm" svg:x="2cm" svg:y="3.685cm">
          <text:p text:style-name="P11"><text:span text:style-name="T3">Solarzellen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1cm" svg:height="1.315cm" svg:x="1.9cm" svg:y="6cm">
          <text:p text:style-name="P13"><text:span text:style-name="T4">Windstrom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7.2cm" svg:height="1.315cm" svg:x="1.8cm" svg:y="12.5cm">
          <text:p text:style-name="P11"><text:span text:style-name="T3">Biomasseverstromung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7.5cm" svg:y1="4.3cm" svg:x2="11.5cm" svg:y2="4.3cm">
          <text:p/>
        </draw:line>
        <draw:line draw:style-name="gr32" draw:text-style-name="P6" draw:layer="layout" svg:x1="7.6cm" svg:y1="6.6cm" svg:x2="11.5cm" svg:y2="6.6cm">
          <text:p/>
        </draw:line>
        <draw:line draw:style-name="gr33" draw:text-style-name="P6" draw:layer="layout" svg:x1="9.5cm" svg:y1="13.1cm" svg:x2="11.5cm" svg:y2="13.1cm">
          <text:p/>
        </draw:line>
        <draw:custom-shape draw:style-name="gr34" draw:text-style-name="P15" draw:layer="layout" svg:width="10.743cm" svg:height="3cm" draw:transform="rotate (1.5707963267949) translate (12cm 14cm)">
          <text:p text:style-name="P14"><text:span text:style-name="T5">St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6" draw:layer="layout" svg:x1="15.6cm" svg:y1="4.1cm" svg:x2="19cm" svg:y2="4.1cm">
          <text:p/>
        </draw:line>
        <draw:custom-shape draw:style-name="gr36" draw:text-style-name="P16" draw:layer="layout" svg:width="3.099cm" svg:height="1.315cm" svg:x="19.5cm" svg:y="3.685cm">
          <text:p text:style-name="P13"><text:span text:style-name="T4">LEDs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6.1cm" svg:y1="6.6cm" svg:x2="20cm" svg:y2="6.6cm">
          <text:p/>
        </draw:line>
        <draw:custom-shape draw:style-name="gr37" draw:text-style-name="P17" draw:layer="layout" svg:width="4.4cm" svg:height="1.315cm" svg:x="20.6cm" svg:y="6.185cm">
          <text:p text:style-name="P13"><text:span text:style-name="T4">Transport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6.6cm" svg:height="1.315cm" svg:x="20.4cm" svg:y="12.685cm">
          <text:p text:style-name="P13"><text:span text:style-name="T4">Metall-Herstellung</text:span>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6cm" svg:y1="13.5cm" svg:x2="19.5cm" svg:y2="13.5cm">
          <text:p/>
        </draw:line>
        <draw:frame draw:style-name="gr39" draw:text-style-name="P19" draw:layer="layout" svg:width="5cm" svg:height="0.878cm" svg:x="2cm" svg:y="5cm">
          <draw:text-box>
            <text:p text:style-name="P18"><text:span text:style-name="T4">Halbleitertechnik</text:span></text:p>
          </draw:text-box>
        </draw:frame>
        <draw:frame draw:style-name="gr39" draw:text-style-name="P21" draw:layer="layout" svg:width="5cm" svg:height="0.839cm" svg:x="19.5cm" svg:y="5cm">
          <draw:text-box>
            <text:p text:style-name="P20"><text:span text:style-name="T3">Halbleitertechnik</text:span></text:p>
          </draw:text-box>
        </draw:frame>
        <draw:frame draw:style-name="gr39" draw:text-style-name="P21" draw:layer="layout" svg:width="5cm" svg:height="0.839cm" svg:x="20.6cm" svg:y="7.501cm">
          <draw:text-box>
            <text:p text:style-name="P20"><text:span text:style-name="T3">Elektromechanik</text:span></text:p>
          </draw:text-box>
        </draw:frame>
        <draw:frame draw:style-name="gr39" draw:text-style-name="P21" draw:layer="layout" svg:width="5cm" svg:height="0.839cm" svg:x="1.9cm" svg:y="7.402cm">
          <draw:text-box>
            <text:p text:style-name="P20"><text:span text:style-name="T3">Elektromechanik</text:span></text:p>
          </draw:text-box>
        </draw:frame>
        <draw:frame draw:style-name="gr39" draw:text-style-name="P21" draw:layer="layout" svg:width="5cm" svg:height="0.839cm" svg:x="2.4cm" svg:y="11.703cm">
          <draw:text-box>
            <text:p text:style-name="P20"><text:span text:style-name="T3">Elektrochemie</text:span></text:p>
          </draw:text-box>
        </draw:frame>
        <draw:frame draw:style-name="gr39" draw:text-style-name="P21" draw:layer="layout" svg:width="5cm" svg:height="0.839cm" svg:x="21.4cm" svg:y="11.804cm">
          <draw:text-box>
            <text:p text:style-name="P20"><text:span text:style-name="T3">Elektrochemi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0" draw:layer="layout" svg:width="25.199cm" svg:height="2.629cm" svg:x="-0.9cm" svg:y="0.028cm" presentation:class="title" presentation:user-transformed="true">
          <draw:text-box>
            <text:p text:style-name="P9"><text:span text:style-name="T2">Erzeug</text:span><text:span text:style-name="T2">er und </text:span><text:span text:style-name="T2">Verbrau</text:span><text:span text:style-name="T2">cher </text:span><text:span text:style-name="T2">am </text:span><text:span text:style-name="T2">Heres</text:span></text:p>
          </draw:text-box>
        </draw:frame>
        <draw:custom-shape draw:style-name="gr28" draw:text-style-name="P12" draw:layer="layout" svg:width="5cm" svg:height="1.315cm" svg:x="2cm" svg:y="3.685cm">
          <text:p text:style-name="P11"><text:span text:style-name="T3">Solarzellen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1cm" svg:height="1.315cm" svg:x="1.9cm" svg:y="6cm">
          <text:p text:style-name="P13"><text:span text:style-name="T4">Windstrom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7.2cm" svg:height="1.315cm" svg:x="1.8cm" svg:y="12.5cm">
          <text:p text:style-name="P11"><text:span text:style-name="T3">Biomasseverst</text:span><text:span text:style-name="T3">romung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7.5cm" svg:y1="4.3cm" svg:x2="11.5cm" svg:y2="4.3cm">
          <text:p/>
        </draw:line>
        <draw:line draw:style-name="gr32" draw:text-style-name="P6" draw:layer="layout" svg:x1="7.6cm" svg:y1="6.6cm" svg:x2="11.5cm" svg:y2="6.6cm">
          <text:p/>
        </draw:line>
        <draw:line draw:style-name="gr33" draw:text-style-name="P6" draw:layer="layout" svg:x1="9.5cm" svg:y1="13.1cm" svg:x2="11.5cm" svg:y2="13.1cm">
          <text:p/>
        </draw:line>
        <draw:custom-shape draw:style-name="gr34" draw:text-style-name="P15" draw:layer="layout" svg:width="10.743cm" svg:height="3cm" draw:transform="rotate (1.5707963267949) translate (12cm 14cm)">
          <text:p text:style-name="P14"><text:span text:style-name="T5">Stro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6" draw:layer="layout" svg:x1="15.6cm" svg:y1="4.1cm" svg:x2="19cm" svg:y2="4.1cm">
          <text:p/>
        </draw:line>
        <draw:custom-shape draw:style-name="gr36" draw:text-style-name="P16" draw:layer="layout" svg:width="3.099cm" svg:height="1.315cm" svg:x="19.5cm" svg:y="3.685cm">
          <text:p text:style-name="P13"><text:span text:style-name="T4">LEDs</text:span></text:p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6.1cm" svg:y1="6.6cm" svg:x2="20cm" svg:y2="6.6cm">
          <text:p/>
        </draw:line>
        <draw:custom-shape draw:style-name="gr37" draw:text-style-name="P17" draw:layer="layout" svg:width="4.4cm" svg:height="1.315cm" svg:x="20.6cm" svg:y="6.185cm">
          <text:p text:style-name="P13"><text:span text:style-name="T4">Trans</text:span><text:span text:style-name="T4">port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6.6cm" svg:height="1.315cm" svg:x="20.4cm" svg:y="12.685cm">
          <text:p text:style-name="P13"><text:span text:style-name="T4">Metall-</text:span><text:span text:style-name="T4">Herstellung</text:span>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6cm" svg:y1="13.5cm" svg:x2="19.5cm" svg:y2="13.5cm">
          <text:p/>
        </draw:line>
        <draw:frame draw:style-name="gr39" draw:text-style-name="P19" draw:layer="layout" svg:width="5cm" svg:height="0.878cm" svg:x="2cm" svg:y="5cm">
          <draw:text-box>
            <text:p text:style-name="P18"><text:span text:style-name="T4">Halbleitertechnik</text:span></text:p>
          </draw:text-box>
        </draw:frame>
        <draw:frame draw:style-name="gr39" draw:text-style-name="P21" draw:layer="layout" svg:width="5cm" svg:height="0.839cm" svg:x="19.5cm" svg:y="5cm">
          <draw:text-box>
            <text:p text:style-name="P20"><text:span text:style-name="T3">Halbleitertechnik</text:span></text:p>
          </draw:text-box>
        </draw:frame>
        <draw:frame draw:style-name="gr39" draw:text-style-name="P21" draw:layer="layout" svg:width="5cm" svg:height="0.839cm" svg:x="20.6cm" svg:y="7.501cm">
          <draw:text-box>
            <text:p text:style-name="P20"><text:span text:style-name="T3">Elektromechanik</text:span></text:p>
          </draw:text-box>
        </draw:frame>
        <draw:frame draw:style-name="gr39" draw:text-style-name="P21" draw:layer="layout" svg:width="5cm" svg:height="0.839cm" svg:x="1.9cm" svg:y="7.402cm">
          <draw:text-box>
            <text:p text:style-name="P20"><text:span text:style-name="T3">Elektromechanik</text:span></text:p>
          </draw:text-box>
        </draw:frame>
        <draw:frame draw:style-name="gr39" draw:text-style-name="P21" draw:layer="layout" svg:width="5cm" svg:height="0.839cm" svg:x="2.4cm" svg:y="11.703cm">
          <draw:text-box>
            <text:p text:style-name="P20"><text:span text:style-name="T3">Elektrochemie</text:span></text:p>
          </draw:text-box>
        </draw:frame>
        <draw:frame draw:style-name="gr39" draw:text-style-name="P21" draw:layer="layout" svg:width="5cm" svg:height="0.839cm" svg:x="21.4cm" svg:y="11.804cm">
          <draw:text-box>
            <text:p text:style-name="P20"><text:span text:style-name="T3">Elektrochemie</text:span></text:p>
          </draw:text-box>
        </draw:frame>
        <draw:line draw:style-name="gr40" draw:text-style-name="P6" draw:layer="layout" svg:x1="1.5cm" svg:y1="5.5cm" svg:x2="8cm" svg:y2="8cm">
          <text:p/>
        </draw:line>
        <draw:line draw:style-name="gr40" draw:text-style-name="P6" draw:layer="layout" svg:x1="1.5cm" svg:y1="7.4cm" svg:x2="7.5cm" svg:y2="6cm">
          <text:p/>
        </draw:line>
        <draw:line draw:style-name="gr40" draw:text-style-name="P6" draw:layer="layout" svg:x1="2.2cm" svg:y1="11.8cm" svg:x2="8.7cm" svg:y2="14.3cm">
          <text:p/>
        </draw:line>
        <draw:line draw:style-name="gr40" draw:text-style-name="P6" draw:layer="layout" svg:x1="2.401cm" svg:y1="14.7cm" svg:x2="8.5cm" svg:y2="12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22:47:43.390227864</meta:creation-date>
    <meta:generator>LibreOffice/7.4.7.2$Linux_X86_64 LibreOffice_project/40$Build-2</meta:generator>
    <dc:date>2024-01-17T22:12:31.776477413</dc:date>
    <meta:editing-duration>PT27M54S</meta:editing-duration>
    <meta:editing-cycles>28</meta:editing-cycles>
    <meta:document-statistic meta:object-count="112"/>
  </office:meta>
</office:document-meta>
</file>